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office:value-type="string">
            <text:p>icms_feeds_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office:value-type="string">
            <text:p>icms_feeds_Simple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office:value-type="string">
            <text:p>icms_core_Versionche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, needs to be completed when IcmsForm is conver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3" table:number-rows-repeated="65295">
          <table:table-cell table:style-name="ce2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A1:Sheet1.D2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4:4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1-15T14:46:41</dc:date>
    <meta:editing-cycles>45</meta:editing-cycles>
    <meta:editing-duration>PT05H43M14S</meta:editing-duration>
    <dc:creator>Steve </dc:creator>
    <meta:document-statistic meta:table-count="1" meta:cell-count="935" meta:object-count="0"/>
  </office:meta>
</office:document-meta>
</file>